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73feb" officeooo:paragraph-rsid="00273feb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b82dd" officeooo:paragraph-rsid="002b82dd"/>
    </style:style>
    <style:style style:name="P11" style:family="paragraph" style:parent-style-name="Text_20_body">
      <style:text-properties officeooo:rsid="00315ac8" officeooo:paragraph-rsid="00315ac8"/>
    </style:style>
    <style:style style:name="P12" style:family="paragraph" style:parent-style-name="Text_20_body">
      <style:text-properties officeooo:rsid="0035672e" officeooo:paragraph-rsid="0035672e"/>
    </style:style>
    <style:style style:name="P13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4" style:family="paragraph" style:parent-style-name="Text_20_body">
      <style:text-properties officeooo:rsid="003e5cb6" officeooo:paragraph-rsid="003e5cb6"/>
    </style:style>
    <style:style style:name="P15" style:family="paragraph" style:parent-style-name="Text_20_body">
      <style:text-properties officeooo:rsid="00431b06" officeooo:paragraph-rsid="00431b06"/>
    </style:style>
    <style:style style:name="P16" style:family="paragraph" style:parent-style-name="Text_20_body">
      <style:text-properties officeooo:paragraph-rsid="0044e221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b9414" officeooo:paragraph-rsid="004b9414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21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22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3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4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5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6" style:family="paragraph" style:parent-style-name="Text_20_body">
      <style:text-properties officeooo:rsid="00297866" officeooo:paragraph-rsid="00297866"/>
    </style:style>
    <style:style style:name="P27" style:family="paragraph" style:parent-style-name="Text_20_body">
      <style:text-properties style:text-underline-style="none" officeooo:rsid="0055de26" officeooo:paragraph-rsid="0055de26"/>
    </style:style>
    <style:style style:name="P28" style:family="paragraph" style:parent-style-name="Text_20_body">
      <style:text-properties style:text-underline-style="none" officeooo:rsid="0055e097" officeooo:paragraph-rsid="0055e097"/>
    </style:style>
    <style:style style:name="P29" style:family="paragraph" style:parent-style-name="Text_20_body">
      <style:text-properties style:text-underline-style="none" officeooo:rsid="00572c1a" officeooo:paragraph-rsid="00572c1a"/>
    </style:style>
    <style:style style:name="P30" style:family="paragraph" style:parent-style-name="Text_20_body">
      <style:text-properties style:text-underline-style="none" officeooo:rsid="006428c7" officeooo:paragraph-rsid="006428c7"/>
    </style:style>
    <style:style style:name="P31" style:family="paragraph" style:parent-style-name="Text_20_body">
      <style:text-properties officeooo:paragraph-rsid="0055de26"/>
    </style:style>
    <style:style style:name="P32" style:family="paragraph" style:parent-style-name="Text_20_body">
      <style:text-properties officeooo:rsid="005f5689" officeooo:paragraph-rsid="005f5689"/>
    </style:style>
    <style:style style:name="P33" style:family="paragraph" style:parent-style-name="Text_20_body">
      <style:text-properties officeooo:rsid="0062d2b1" officeooo:paragraph-rsid="0062d2b1"/>
    </style:style>
    <style:style style:name="P34" style:family="paragraph" style:parent-style-name="Text_20_body">
      <style:text-properties officeooo:rsid="0063fe2c" officeooo:paragraph-rsid="0063fe2c"/>
    </style:style>
    <style:style style:name="P35" style:family="paragraph" style:parent-style-name="Text_20_body">
      <style:text-properties officeooo:rsid="00372253" officeooo:paragraph-rsid="00372253"/>
    </style:style>
    <style:style style:name="P36" style:family="paragraph" style:parent-style-name="Text_20_body">
      <style:text-properties officeooo:rsid="0064e0c4" officeooo:paragraph-rsid="0064e0c4"/>
    </style:style>
    <style:style style:name="P37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38" style:family="paragraph" style:parent-style-name="Text_20_body">
      <style:paragraph-properties fo:break-before="page"/>
      <style:text-properties officeooo:rsid="0064e0c4" officeooo:paragraph-rsid="0064e0c4"/>
    </style:style>
    <style:style style:name="P39" style:family="paragraph" style:parent-style-name="Title">
      <style:text-properties style:font-name="Ubuntu Light1" officeooo:rsid="001a77f2" officeooo:paragraph-rsid="001a77f2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44" style:family="paragraph" style:parent-style-name="Preformatted_20_Text">
      <style:text-properties officeooo:rsid="00297866" officeooo:paragraph-rsid="00297866"/>
    </style:style>
    <style:style style:name="P45" style:family="paragraph" style:parent-style-name="Preformatted_20_Text">
      <style:text-properties style:text-underline-style="none" officeooo:rsid="005464c2" officeooo:paragraph-rsid="005464c2"/>
    </style:style>
    <style:style style:name="P46" style:family="paragraph" style:parent-style-name="Preformatted_20_Text">
      <style:text-properties style:text-underline-style="none" officeooo:rsid="0055de26" officeooo:paragraph-rsid="0055de26"/>
    </style:style>
    <style:style style:name="P47" style:family="paragraph" style:parent-style-name="Preformatted_20_Text">
      <style:text-properties style:text-underline-style="none" officeooo:rsid="0055e097" officeooo:paragraph-rsid="0055e097"/>
    </style:style>
    <style:style style:name="P48" style:family="paragraph" style:parent-style-name="Preformatted_20_Text">
      <style:text-properties style:text-underline-style="none" officeooo:rsid="00572c1a" officeooo:paragraph-rsid="00572c1a"/>
    </style:style>
    <style:style style:name="P49" style:family="paragraph" style:parent-style-name="Preformatted_20_Text">
      <style:text-properties officeooo:rsid="0063fe2c" officeooo:paragraph-rsid="0063fe2c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5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5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5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55" style:family="paragraph" style:parent-style-name="Table_20_Contents">
      <style:text-properties officeooo:rsid="0064e0c4" officeooo:paragraph-rsid="0064e0c4"/>
    </style:style>
    <style:style style:name="P56" style:family="paragraph" style:parent-style-name="Text_20_body" style:list-style-name="">
      <style:text-properties officeooo:rsid="00431b06" officeooo:paragraph-rsid="00431b06"/>
    </style:style>
    <style:style style:name="P57" style:family="paragraph" style:parent-style-name="Text_20_body">
      <style:text-properties officeooo:rsid="00273feb"/>
    </style:style>
    <style:style style:name="P58" style:family="paragraph" style:parent-style-name="Text_20_body" style:list-style-name="L1">
      <style:text-properties style:text-underline-style="none" officeooo:rsid="006428c7" officeooo:paragraph-rsid="006428c7"/>
    </style:style>
    <style:style style:name="P59" style:family="paragraph" style:parent-style-name="Text_20_body" style:list-style-name="L2">
      <style:text-properties officeooo:rsid="006129ed" officeooo:paragraph-rsid="006129ed"/>
    </style:style>
    <style:style style:name="P60" style:family="paragraph" style:parent-style-name="Text_20_body" style:list-style-name="L2">
      <style:text-properties officeooo:rsid="0062d2b1" officeooo:paragraph-rsid="0062d2b1"/>
    </style:style>
    <style:style style:name="P61" style:family="paragraph" style:parent-style-name="Text_20_body">
      <style:text-properties officeooo:rsid="0063fe2c" officeooo:paragraph-rsid="0063fe2c"/>
    </style:style>
    <style:style style:name="P62" style:family="paragraph" style:parent-style-name="Text_20_body">
      <style:text-properties officeooo:rsid="006c496c" officeooo:paragraph-rsid="006c496c"/>
    </style:style>
    <style:style style:name="P63" style:family="paragraph" style:parent-style-name="Text_20_body">
      <style:text-properties officeooo:rsid="006cf1bc" officeooo:paragraph-rsid="006cf1bc"/>
    </style:style>
    <style:style style:name="P64" style:family="paragraph" style:parent-style-name="Text_20_body">
      <style:text-properties officeooo:rsid="006dcd0a" officeooo:paragraph-rsid="006dcd0a"/>
    </style:style>
    <style:style style:name="P65" style:family="paragraph" style:parent-style-name="Text_20_body">
      <style:text-properties officeooo:rsid="006e5aa5" officeooo:paragraph-rsid="006e5aa5"/>
    </style:style>
    <style:style style:name="P66" style:family="paragraph" style:parent-style-name="Text_20_body">
      <style:text-properties officeooo:rsid="006e7c43" officeooo:paragraph-rsid="006e7c43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 style:list-style-name="">
      <style:paragraph-properties fo:break-before="page"/>
      <style:text-properties officeooo:rsid="00431b06" officeooo:paragraph-rsid="00431b06"/>
    </style:style>
    <style:style style:name="P69" style:family="paragraph" style:parent-style-name="Heading_20_1">
      <style:paragraph-properties fo:break-before="page"/>
      <style:text-properties officeooo:rsid="00283a0b" officeooo:paragraph-rsid="00283a0b"/>
    </style:style>
    <style:style style:name="P70" style:family="paragraph" style:parent-style-name="Heading_20_1">
      <style:paragraph-properties fo:break-before="page"/>
      <style:text-properties officeooo:rsid="002b82dd" officeooo:paragraph-rsid="002b82dd"/>
    </style:style>
    <style:style style:name="P71" style:family="paragraph" style:parent-style-name="Heading_20_1">
      <style:paragraph-properties fo:break-before="page"/>
      <style:text-properties officeooo:rsid="0044e221" officeooo:paragraph-rsid="0044e221"/>
    </style:style>
    <style:style style:name="P72" style:family="paragraph" style:parent-style-name="Heading_20_1" style:list-style-name="">
      <style:paragraph-properties fo:break-before="page"/>
      <style:text-properties officeooo:rsid="00379701" officeooo:paragraph-rsid="00379701"/>
    </style:style>
    <style:style style:name="P73" style:family="paragraph" style:parent-style-name="Preformatted_20_Text">
      <style:text-properties officeooo:rsid="0063fe2c" officeooo:paragraph-rsid="0063fe2c"/>
    </style:style>
    <style:style style:name="P74" style:family="paragraph" style:parent-style-name="Preformatted_20_Text">
      <style:text-properties officeooo:rsid="006c496c" officeooo:paragraph-rsid="006c496c"/>
    </style:style>
    <style:style style:name="P75" style:family="paragraph" style:parent-style-name="Preformatted_20_Text">
      <style:text-properties officeooo:rsid="006cf1bc" officeooo:paragraph-rsid="006cf1bc"/>
    </style:style>
    <style:style style:name="P76" style:family="paragraph" style:parent-style-name="Preformatted_20_Text">
      <style:text-properties officeooo:rsid="006dcd0a" officeooo:paragraph-rsid="006dcd0a"/>
    </style:style>
    <style:style style:name="P77" style:family="paragraph" style:parent-style-name="Preformatted_20_Text">
      <style:text-properties officeooo:rsid="006e5aa5" officeooo:paragraph-rsid="006e5aa5"/>
    </style:style>
    <style:style style:name="P78" style:family="paragraph" style:parent-style-name="Preformatted_20_Text">
      <style:text-properties officeooo:rsid="006e7c43" officeooo:paragraph-rsid="006e7c43"/>
    </style:style>
    <style:style style:name="P7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8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83" style:family="paragraph" style:parent-style-name="Table_20_Contents">
      <style:text-properties officeooo:rsid="00673fff" officeooo:paragraph-rsid="00673fff"/>
    </style:style>
    <style:style style:name="P84" style:family="paragraph" style:parent-style-name="Table_20_Contents">
      <style:text-properties officeooo:rsid="0068b537" officeooo:paragraph-rsid="0068b537"/>
    </style:style>
    <style:style style:name="T1" style:family="text">
      <style:text-properties officeooo:rsid="001b6fa4"/>
    </style:style>
    <style:style style:name="T2" style:family="text">
      <style:text-properties officeooo:rsid="00269ae2"/>
    </style:style>
    <style:style style:name="T3" style:family="text">
      <style:text-properties officeooo:rsid="0027266b"/>
    </style:style>
    <style:style style:name="T4" style:family="text">
      <style:text-properties officeooo:rsid="003302a8"/>
    </style:style>
    <style:style style:name="T5" style:family="text">
      <style:text-properties officeooo:rsid="0034d514"/>
    </style:style>
    <style:style style:name="T6" style:family="text">
      <style:text-properties officeooo:rsid="00353cda"/>
    </style:style>
    <style:style style:name="T7" style:family="text">
      <style:text-properties officeooo:rsid="0046bb54"/>
    </style:style>
    <style:style style:name="T8" style:family="text">
      <style:text-properties officeooo:rsid="00478290"/>
    </style:style>
    <style:style style:name="T9" style:family="text">
      <style:text-properties officeooo:rsid="0048db5a"/>
    </style:style>
    <style:style style:name="T10" style:family="text">
      <style:text-properties fo:color="#6c71c4"/>
    </style:style>
    <style:style style:name="T11" style:family="text">
      <style:text-properties fo:color="#c0c0c0"/>
    </style:style>
    <style:style style:name="T12" style:family="text">
      <style:text-properties fo:color="#2aa198"/>
    </style:style>
    <style:style style:name="T13" style:family="text">
      <style:text-properties fo:color="#586e75"/>
    </style:style>
    <style:style style:name="T14" style:family="text">
      <style:text-properties fo:color="#586e75" fo:font-weight="bold"/>
    </style:style>
    <style:style style:name="T15" style:family="text">
      <style:text-properties fo:color="#000000"/>
    </style:style>
    <style:style style:name="T16" style:family="text">
      <style:text-properties officeooo:rsid="004b806e"/>
    </style:style>
    <style:style style:name="T17" style:family="text">
      <style:text-properties officeooo:rsid="004f8912"/>
    </style:style>
    <style:style style:name="T18" style:family="text">
      <style:text-properties fo:color="#93a1a1"/>
    </style:style>
    <style:style style:name="T19" style:family="text">
      <style:text-properties style:text-underline-style="none" officeooo:rsid="0055de26"/>
    </style:style>
    <style:style style:name="T20" style:family="text">
      <style:text-properties officeooo:rsid="00572c1a"/>
    </style:style>
    <style:style style:name="T21" style:family="text">
      <style:text-properties officeooo:rsid="00589a26"/>
    </style:style>
    <style:style style:name="T22" style:family="text">
      <style:text-properties officeooo:rsid="0059598d"/>
    </style:style>
    <style:style style:name="T23" style:family="text">
      <style:text-properties officeooo:rsid="005a7376"/>
    </style:style>
    <style:style style:name="T24" style:family="text">
      <style:text-properties officeooo:rsid="005c485a"/>
    </style:style>
    <style:style style:name="T25" style:family="text">
      <style:text-properties officeooo:rsid="005e0f18"/>
    </style:style>
    <style:style style:name="T26" style:family="text">
      <style:text-properties officeooo:rsid="0068d111"/>
    </style:style>
    <style:style style:name="T27" style:family="text">
      <style:text-properties officeooo:rsid="006a833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Pemrograman Komputer </text:p>
      <text:p text:style-name="P39">dengan <text:span text:style-name="T3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4-08-23T13:11:36.917283721" text:fixed="true">08/23/14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3">Bagus Tris Atmaja</text:p>
      <text:p text:style-name="P4"><text:a xlink:type="simple" xlink:href="mailto:bagus@ep.its.ac"><text:span text:style-name="T2">bagus@ep.its.ac</text:span></text:a><text:span text:style-name="T2">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4</text:p>
      <text:p text:style-name="P5"/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234_350459392" text:style-name="Index_20_Link" text:visited-style-name="Index_20_Link">Modul 1<text:tab/>3</text:a></text:p>
          <text:p text:style-name="P40"><text:a xlink:type="simple" xlink:href="#__RefHeading__236_350459392" text:style-name="Index_20_Link" text:visited-style-name="Index_20_Link">Modul 2<text:tab/>4</text:a></text:p>
          <text:p text:style-name="P40"><text:a xlink:type="simple" xlink:href="#__RefHeading__238_350459392" text:style-name="Index_20_Link" text:visited-style-name="Index_20_Link">Modul 3<text:tab/>5</text:a></text:p>
          <text:p text:style-name="P40"><text:a xlink:type="simple" xlink:href="#__RefHeading__240_350459392" text:style-name="Index_20_Link" text:visited-style-name="Index_20_Link">Modul 4<text:tab/>6</text:a></text:p>
          <text:p text:style-name="P40"><text:a xlink:type="simple" xlink:href="#__RefHeading__242_350459392" text:style-name="Index_20_Link" text:visited-style-name="Index_20_Link">Modul 5<text:tab/>7</text:a></text:p>
          <text:p text:style-name="P40"><text:a xlink:type="simple" xlink:href="#__RefHeading__244_350459392" text:style-name="Index_20_Link" text:visited-style-name="Index_20_Link">Modul 6<text:tab/>8</text:a></text:p>
          <text:p text:style-name="P40"><text:a xlink:type="simple" xlink:href="#__RefHeading__246_350459392" text:style-name="Index_20_Link" text:visited-style-name="Index_20_Link">Modul 7<text:tab/>9</text:a></text:p>
          <text:p text:style-name="P40"><text:a xlink:type="simple" xlink:href="#__RefHeading__250_350459392" text:style-name="Index_20_Link" text:visited-style-name="Index_20_Link">Modul 8<text:tab/>10</text:a></text:p>
        </text:index-body>
      </text:table-of-content>
      <text:p text:style-name="P8"/>
      <text:p text:style-name="P9"/>
      <text:h text:style-name="P68" text:outline-level="1">Modol 0</text:h>
      <text:h text:style-name="P56" text:outline-level="1"/>
      <text:h text:style-name="P67" text:outline-level="1"><text:bookmark-start text:name="__RefHeading__234_350459392"/>Modul <text:span text:style-name="T9">0</text:span><text:bookmark-end text:name="__RefHeading__234_350459392"/></text:h>
      <text:p text:style-name="P57">Hello World.</text:p>
      <text:p text:style-name="P7"/>
      <text:p text:style-name="P17"><text:span text:style-name="T16">Percobaan 1: </text:span>hello-0.c</text:p>
      <text:p text:style-name="P41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printf<text:span text:style-name="T13">(</text:span><text:span text:style-name="T12">"hello,</text:span><text:span text:style-name="T11"> </text:span><text:span text:style-name="T12">world\n"</text:span><text:span text:style-name="T13">);</text:span></text:p>
      <text:p text:style-name="P53">}</text:p>
      <text:p text:style-name="P6"/>
      <text:p text:style-name="P18">P<text:span text:style-name="T17">ercobaan </text:span>2: hell0-1.c</text:p>
      <text:p text:style-name="P42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string<text:span text:style-name="T11"> </text:span><text:span text:style-name="T15">name</text:span><text:span text:style-name="T11"> </text:span><text:span text:style-name="T13">=</text:span><text:span text:style-name="T11"> </text:span><text:span text:style-name="T12">"David"</text:span><text:span text:style-name="T13">;</text:span></text:p>
      <text:p text:style-name="P52"><text:span text:style-name="T11"><text:s text:c="4"/></text:span>printf<text:span text:style-name="T13">(</text:span><text:span text:style-name="T12">"hello,</text:span><text:span text:style-name="T11"> </text:span><text:span text:style-name="T12">%s\n"</text:span><text:span text:style-name="T13">,</text:span><text:span text:style-name="T11"> </text:span><text:span text:style-name="T15">name</text:span><text:span text:style-name="T13">);</text:span></text:p>
      <text:p text:style-name="P51">}</text:p>
      <text:p text:style-name="P19">P<text:span text:style-name="T17">ercobaan 3: hello-2.c</text:span></text:p>
      <text:p text:style-name="P43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printf<text:span text:style-name="T13">(</text:span><text:span text:style-name="T12">"State</text:span><text:span text:style-name="T11"> </text:span><text:span text:style-name="T12">your</text:span><text:span text:style-name="T11"> </text:span><text:span text:style-name="T12">name:</text:span><text:span text:style-name="T11"> </text:span><text:span text:style-name="T12">"</text:span><text:span text:style-name="T13">);</text:span></text:p>
      <text:p text:style-name="P52"><text:span text:style-name="T11"><text:s text:c="4"/></text:span>string<text:span text:style-name="T11"> </text:span><text:span text:style-name="T15">name</text:span><text:span text:style-name="T11"> </text:span><text:span text:style-name="T13">=</text:span><text:span text:style-name="T11"> </text:span>GetString<text:span text:style-name="T13">();</text:span></text:p>
      <text:p text:style-name="P52"><text:span text:style-name="T11"><text:s text:c="4"/></text:span>printf<text:span text:style-name="T13">(</text:span><text:span text:style-name="T12">"hello,</text:span><text:span text:style-name="T11"> </text:span><text:span text:style-name="T12">%s\n"</text:span><text:span text:style-name="T13">,</text:span><text:span text:style-name="T11"> </text:span><text:span text:style-name="T15">name</text:span><text:span text:style-name="T13">);</text:span></text:p>
      <text:p text:style-name="P53">}</text:p>
      <text:p text:style-name="P19"/>
      <text:h text:style-name="P69" text:outline-level="1"><text:bookmark-start text:name="__RefHeading__236_350459392"/>Modul <text:span text:style-name="T8">1</text:span><text:bookmark-end text:name="__RefHeading__236_350459392"/></text:h>
      <text:p text:style-name="Text_20_body">Variabel, Data Type, Input/Ouput</text:p>
      <text:p text:style-name="P26"/>
      <text:p text:style-name="P20">Percobaan 1: imprecision.c</text:p>
      <text:p text:style-name="P44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printf<text:span text:style-name="T13">(</text:span><text:span text:style-name="T12">"%.29f\n"</text:span><text:span text:style-name="T13">,</text:span><text:span text:style-name="T11"> </text:span><text:span text:style-name="T12">1.0</text:span><text:span text:style-name="T11"> </text:span><text:span text:style-name="T13">/</text:span><text:span text:style-name="T11"> </text:span><text:span text:style-name="T12">10.0</text:span><text:span text:style-name="T13">);</text:span></text:p>
      <text:p text:style-name="P53">}</text:p>
      <text:p text:style-name="P26"/>
      <text:p text:style-name="P21">Percobaan 2: adder.c</text:p>
      <text:p text:style-name="P44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input</text:span><text:span text:style-name="T11"> </text:span></text:p>
      <text:p text:style-name="P52"><text:span text:style-name="T11"><text:s text:c="4"/></text:span>printf<text:span text:style-name="T13">(</text:span><text:span text:style-name="T12">"Give</text:span><text:span text:style-name="T11"> </text:span><text:span text:style-name="T12">me</text:span><text:span text:style-name="T11"> </text:span><text:span text:style-name="T12">an</text:span><text:span text:style-name="T11"> </text:span><text:span text:style-name="T12">integer:</text:span><text:span text:style-name="T11"> </text:span><text:span text:style-name="T12">"</text:span><text:span text:style-name="T13">);</text:span></text:p>
      <text:p text:style-name="P52"><text:span text:style-name="T11"><text:s text:c="4"/></text:span><text:span text:style-name="T14">int</text:span><text:span text:style-name="T11"> </text:span><text:span text:style-name="T15">x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printf<text:span text:style-name="T13">(</text:span><text:span text:style-name="T12">"Give</text:span><text:span text:style-name="T11"> </text:span><text:span text:style-name="T12">me</text:span><text:span text:style-name="T11"> </text:span><text:span text:style-name="T12">another</text:span><text:span text:style-name="T11"> </text:span><text:span text:style-name="T12">integer:</text:span><text:span text:style-name="T11"> </text:span><text:span text:style-name="T12">"</text:span><text:span text:style-name="T13">);</text:span></text:p>
      <text:p text:style-name="P50"><text:span text:style-name="T11"><text:s text:c="4"/></text:span><text:span text:style-name="T14">int</text:span><text:span text:style-name="T11"> </text:span><text:span text:style-name="T15">y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do</text:span><text:span text:style-name="T11"> </text:span><text:span text:style-name="T18">the</text:span><text:span text:style-name="T11"> </text:span><text:span text:style-name="T18">math</text:span></text:p>
      <text:p text:style-name="P52"><text:span text:style-name="T11"><text:s text:c="4"/></text:span>printf<text:span text:style-name="T13">(</text:span><text:span text:style-name="T12">"The</text:span><text:span text:style-name="T11"> </text:span><text:span text:style-name="T12">sum</text:span><text:span text:style-name="T11"> </text:span><text:span text:style-name="T12">of</text:span><text:span text:style-name="T11"> </text:span><text:span text:style-name="T12">%i</text:span><text:span text:style-name="T11"> </text:span><text:span text:style-name="T12">and</text:span><text:span text:style-name="T11"> </text:span><text:span text:style-name="T12">%i</text:span><text:span text:style-name="T11"> </text:span><text:span text:style-name="T12">is</text:span><text:span text:style-name="T11"> </text:span><text:span text:style-name="T12">%i!\n"</text:span><text:span text:style-name="T13">,</text:span><text:span text:style-name="T11"> </text:span><text:span text:style-name="T15">x</text:span><text:span text:style-name="T13">,</text:span><text:span text:style-name="T11"> </text:span><text:span text:style-name="T15">y</text:span><text:span text:style-name="T13">,</text:span><text:span text:style-name="T11"> </text:span><text:span text:style-name="T15">x</text:span><text:span text:style-name="T11"> </text:span><text:span text:style-name="T13">+</text:span><text:span text:style-name="T11"> </text:span><text:span text:style-name="T15">y</text:span><text:span text:style-name="T13">);</text:span></text:p>
      <text:p text:style-name="P53">}</text:p>
      <text:p text:style-name="P26"/>
      <text:p text:style-name="P22"><text:span text:style-name="T20">Percobaan3: </text:span>f2c.c</text:p>
      <text:p text:style-name="P45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temperature</text:span><text:span text:style-name="T11"> </text:span><text:span text:style-name="T18">in</text:span><text:span text:style-name="T11"> </text:span><text:span text:style-name="T18">Fahrenheit</text:span></text:p>
      <text:p text:style-name="P52"><text:span text:style-name="T11"><text:s text:c="4"/></text:span>printf<text:span text:style-name="T13">(</text:span><text:span text:style-name="T12">"Temperature</text:span><text:span text:style-name="T11"> </text:span><text:span text:style-name="T12">in</text:span><text:span text:style-name="T11"> </text:span><text:span text:style-name="T12">F:</text:span><text:span text:style-name="T11"> </text:span><text:span text:style-name="T12">"</text:span><text:span text:style-name="T13">);</text:span></text:p>
      <text:p text:style-name="P52"><text:span text:style-name="T11"><text:s text:c="4"/></text:span><text:span text:style-name="T14">float</text:span><text:span text:style-name="T11"> </text:span><text:span text:style-name="T15">f</text:span><text:span text:style-name="T11"> </text:span><text:span text:style-name="T13">=</text:span><text:span text:style-name="T11"> </text:span>GetFloat<text:span text:style-name="T13">();</text:span></text:p>
      <text:p text:style-name="P54"><text:s text:c="4"/></text:p>
      <text:p text:style-name="P52"><text:span text:style-name="T11"><text:s text:c="4"/></text:span><text:span text:style-name="T18">//</text:span><text:span text:style-name="T11"> </text:span><text:span text:style-name="T18">convert</text:span><text:span text:style-name="T11"> </text:span><text:span text:style-name="T18">F</text:span><text:span text:style-name="T11"> </text:span><text:span text:style-name="T18">to</text:span><text:span text:style-name="T11"> </text:span><text:span text:style-name="T18">C</text:span></text:p>
      <text:p text:style-name="P52"><text:span text:style-name="T11"><text:s text:c="4"/></text:span><text:span text:style-name="T14">float</text:span><text:span text:style-name="T11"> </text:span><text:span text:style-name="T15">c</text:span><text:span text:style-name="T11"> </text:span><text:span text:style-name="T13">=</text:span><text:span text:style-name="T11"> </text:span><text:span text:style-name="T12">5.0</text:span><text:span text:style-name="T11"> </text:span><text:span text:style-name="T13">/</text:span><text:span text:style-name="T11"> </text:span><text:span text:style-name="T12">9.0</text:span><text:span text:style-name="T11"> </text:span><text:span text:style-name="T13">*</text:span><text:span text:style-name="T11"> </text:span><text:span text:style-name="T13">(</text:span><text:span text:style-name="T15">f</text:span><text:span text:style-name="T11"> </text:span><text:span text:style-name="T13">-</text:span><text:span text:style-name="T11"> </text:span><text:span text:style-name="T12">32.0</text:span><text:span text:style-name="T13">);</text:span></text:p>
      <text:p text:style-name="P54"><text:s text:c="4"/></text:p>
      <text:p text:style-name="P52"><text:span text:style-name="T11"><text:s text:c="4"/></text:span><text:span text:style-name="T18">//</text:span><text:span text:style-name="T11"> </text:span><text:span text:style-name="T18">display</text:span><text:span text:style-name="T11"> </text:span><text:span text:style-name="T18">result</text:span><text:span text:style-name="T11"> </text:span><text:span text:style-name="T18">to</text:span><text:span text:style-name="T11"> </text:span><text:span text:style-name="T18">one</text:span><text:span text:style-name="T11"> </text:span><text:span text:style-name="T18">decimal</text:span><text:span text:style-name="T11"> </text:span><text:span text:style-name="T18">place</text:span></text:p>
      <text:p text:style-name="P52"><text:span text:style-name="T11"><text:s text:c="4"/></text:span>printf<text:span text:style-name="T13">(</text:span><text:span text:style-name="T12">"%.1f\n"</text:span><text:span text:style-name="T13">,</text:span><text:span text:style-name="T11"> </text:span><text:span text:style-name="T15">c</text:span><text:span text:style-name="T13">);</text:span></text:p>
      <text:p text:style-name="P53">}</text:p>
      <text:p text:style-name="P22"/>
      <text:p text:style-name="P22"/>
      <text:p text:style-name="P22"/>
      <text:p text:style-name="P25"><text:soft-page-break/>Percobaan 4: tipedata.c</text:p>
      <text:p text:style-name="P48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)</text:span></text:p>
      <text:p text:style-name="P53">{</text:p>
      <text:p text:style-name="P52"><text:span text:style-name="T11"><text:s text:c="4"/></text:span>printf<text:span text:style-name="T13">(</text:span><text:span text:style-name="T12">"Saya</text:span><text:span text:style-name="T11"> </text:span><text:span text:style-name="T12">belajar</text:span><text:span text:style-name="T11"> </text:span><text:span text:style-name="T12">pemrograman</text:span><text:span text:style-name="T11"> </text:span><text:span text:style-name="T12">dengan</text:span><text:span text:style-name="T11"> </text:span><text:span text:style-name="T12">bahasa</text:span><text:span text:style-name="T11"> </text:span><text:span text:style-name="T12">(</text:span><text:span text:style-name="T11"> </text:span><text:span text:style-name="T12">%c</text:span><text:span text:style-name="T11"> </text:span><text:span text:style-name="T12">)</text:span><text:span text:style-name="T11"> <text:s/></text:span><text:span text:style-name="T12">&gt;&gt;</text:span><text:span text:style-name="T11"> </text:span><text:span text:style-name="T12">char</text:span><text:span text:style-name="T11"> </text:span><text:span text:style-name="T12">\n"</text:span><text:span text:style-name="T13">,</text:span><text:span text:style-name="T11"> </text:span><text:span text:style-name="T12">'C'</text:span><text:span text:style-name="T13">);</text:span><text:span text:style-name="T11"> <text:s text:c="3"/></text:span><text:span text:style-name="T18">//</text:span><text:span text:style-name="T11"> </text:span><text:span text:style-name="T18">char</text:span><text:span text:style-name="T11"> <text:s text:c="2"/></text:span></text:p>
      <text:p text:style-name="P52"><text:span text:style-name="T11"><text:s text:c="4"/></text:span>printf<text:span text:style-name="T13">(</text:span><text:span text:style-name="T12">"Saya</text:span><text:span text:style-name="T11"> </text:span><text:span text:style-name="T12">baru</text:span><text:span text:style-name="T11"> </text:span><text:span text:style-name="T12">saja</text:span><text:span text:style-name="T11"> </text:span><text:span text:style-name="T12">menyelesaikan</text:span><text:span text:style-name="T11"> </text:span><text:span text:style-name="T12">Bab</text:span><text:span text:style-name="T11"> </text:span><text:span text:style-name="T12">(</text:span><text:span text:style-name="T11"> </text:span><text:span text:style-name="T12">%d</text:span><text:span text:style-name="T11"> </text:span><text:span text:style-name="T12">)</text:span><text:span text:style-name="T11"> </text:span><text:span text:style-name="T12">&gt;&gt;</text:span><text:span text:style-name="T11"> </text:span><text:span text:style-name="T12">integer</text:span><text:span text:style-name="T11"> </text:span><text:span text:style-name="T12">\n"</text:span><text:span text:style-name="T13">,</text:span><text:span text:style-name="T11"> </text:span><text:span text:style-name="T12">2</text:span><text:span text:style-name="T13">);</text:span><text:span text:style-name="T11"> <text:s text:c="9"/></text:span><text:span text:style-name="T18">//</text:span><text:span text:style-name="T11"> </text:span><text:span text:style-name="T18">double</text:span></text:p>
      <text:p text:style-name="P52"><text:span text:style-name="T11"><text:s text:c="4"/></text:span>printf<text:span text:style-name="T13">(</text:span><text:span text:style-name="T12">"Saya</text:span><text:span text:style-name="T11"> </text:span><text:span text:style-name="T12">sudah</text:span><text:span text:style-name="T11"> </text:span><text:span text:style-name="T12">siap</text:span><text:span text:style-name="T11"> </text:span><text:span text:style-name="T12">(</text:span><text:span text:style-name="T11"> </text:span><text:span text:style-name="T12">%.1f</text:span><text:span text:style-name="T11"> </text:span><text:span text:style-name="T12">)</text:span><text:span text:style-name="T11"> </text:span><text:span text:style-name="T12">persen</text:span><text:span text:style-name="T11"> </text:span><text:span text:style-name="T12">untuk</text:span><text:span text:style-name="T11"> </text:span><text:span text:style-name="T12">move</text:span><text:span text:style-name="T11"> </text:span><text:span text:style-name="T12">on</text:span><text:span text:style-name="T11"> </text:span><text:span text:style-name="T12">"</text:span><text:span text:style-name="T13">,</text:span><text:span text:style-name="T11"> </text:span><text:span text:style-name="T12">99.9</text:span><text:span text:style-name="T13">);</text:span><text:span text:style-name="T11"> <text:s text:c="4"/></text:span><text:span text:style-name="T18">//</text:span><text:span text:style-name="T11"> </text:span><text:span text:style-name="T18">float</text:span></text:p>
      <text:p text:style-name="P52"><text:span text:style-name="T11"><text:s text:c="4"/></text:span>printf<text:span text:style-name="T13">(</text:span><text:span text:style-name="T12">"ke</text:span><text:span text:style-name="T11"> </text:span><text:span text:style-name="T12">Bab</text:span><text:span text:style-name="T11"> </text:span><text:span text:style-name="T12">selanjutnya!</text:span><text:span text:style-name="T11"> </text:span><text:span text:style-name="T12">&gt;&gt;</text:span><text:span text:style-name="T11"> </text:span><text:span text:style-name="T12">float</text:span><text:span text:style-name="T11"> </text:span><text:span text:style-name="T12">\n"</text:span><text:span text:style-name="T13">);</text:span></text:p>
      <text:p text:style-name="P52"><text:span text:style-name="T11"><text:s text:c="4"/></text:span><text:span text:style-name="T14">return</text:span><text:span text:style-name="T11"> </text:span><text:span text:style-name="T12">0</text:span><text:span text:style-name="T13">;</text:span></text:p>
      <text:p text:style-name="P53">}</text:p>
      <text:p text:style-name="P29"/>
      <text:p text:style-name="P23"><text:span text:style-name="T21">Percobaan 5: </text:span>string-0.c</text:p>
      <text:p text:style-name="P46"><text:span text:style-name="T10">#include</text:span><text:span text:style-name="T11"> </text:span><text:span text:style-name="T12">&lt;cs50.h&gt;</text:span></text:p>
      <text:p text:style-name="P52"><text:span text:style-name="T10">#include</text:span><text:span text:style-name="T11"> </text:span><text:span text:style-name="T12">&lt;stdio.h&gt;</text:span></text:p>
      <text:p text:style-name="P50"><text:span text:style-name="T10">#include</text:span><text:span text:style-name="T11"> </text:span><text:span text:style-name="T12">&lt;string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get</text:span><text:span text:style-name="T11"> </text:span><text:span text:style-name="T18">line</text:span><text:span text:style-name="T11"> </text:span><text:span text:style-name="T18">of</text:span><text:span text:style-name="T11"> </text:span><text:span text:style-name="T18">text</text:span></text:p>
      <text:p text:style-name="P50"><text:span text:style-name="T11"><text:s text:c="4"/></text:span>string<text:span text:style-name="T11"> </text:span><text:span text:style-name="T15">s</text:span><text:span text:style-name="T11"> </text:span><text:span text:style-name="T13">=</text:span><text:span text:style-name="T11"> </text:span>GetString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print</text:span><text:span text:style-name="T11"> </text:span><text:span text:style-name="T18">string,</text:span><text:span text:style-name="T11"> </text:span><text:span text:style-name="T18">one</text:span><text:span text:style-name="T11"> </text:span><text:span text:style-name="T18">character</text:span><text:span text:style-name="T11"> </text:span><text:span text:style-name="T18">per</text:span><text:span text:style-name="T11"> </text:span><text:span text:style-name="T18">line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strlen<text:span text:style-name="T13">(</text:span><text:span text:style-name="T15">s</text:span><text:span text:style-name="T13">);</text:span><text:span text:style-name="T11"> </text:span><text:span text:style-name="T15">i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%c\n"</text:span><text:span text:style-name="T13">,</text:span><text:span text:style-name="T11"> </text:span><text:span text:style-name="T15">s</text:span><text:span text:style-name="T13">[</text:span><text:span text:style-name="T15">i</text:span><text:span text:style-name="T13">]);</text:span></text:p>
      <text:p text:style-name="P52"><text:span text:style-name="T11"><text:s text:c="4"/></text:span><text:span text:style-name="T13">}</text:span></text:p>
      <text:p text:style-name="P51">}</text:p>
      <text:p text:style-name="P23"><text:span text:style-name="T22">Percobaan 6: </text:span>string-1.c</text:p>
      <text:p text:style-name="P31"><text:span text:style-name="T19"><text:s/></text:span><text:span text:style-name="T10">#include</text:span><text:span text:style-name="T11"> </text:span><text:span text:style-name="T12">&lt;cs50.h&gt;</text:span></text:p>
      <text:p text:style-name="P52"><text:span text:style-name="T10">#include</text:span><text:span text:style-name="T11"> </text:span><text:span text:style-name="T12">&lt;stdio.h&gt;</text:span></text:p>
      <text:p text:style-name="P50"><text:span text:style-name="T10">#include</text:span><text:span text:style-name="T11"> </text:span><text:span text:style-name="T12">&lt;string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get</text:span><text:span text:style-name="T11"> </text:span><text:span text:style-name="T18">line</text:span><text:span text:style-name="T11"> </text:span><text:span text:style-name="T18">of</text:span><text:span text:style-name="T11"> </text:span><text:span text:style-name="T18">text</text:span></text:p>
      <text:p text:style-name="P50"><text:span text:style-name="T11"><text:s text:c="4"/></text:span>string<text:span text:style-name="T11"> </text:span><text:span text:style-name="T15">s</text:span><text:span text:style-name="T11"> </text:span><text:span text:style-name="T13">=</text:span><text:span text:style-name="T11"> </text:span>GetString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print</text:span><text:span text:style-name="T11"> </text:span><text:span text:style-name="T18">string,</text:span><text:span text:style-name="T11"> </text:span><text:span text:style-name="T18">one</text:span><text:span text:style-name="T11"> </text:span><text:span text:style-name="T18">character</text:span><text:span text:style-name="T11"> </text:span><text:span text:style-name="T18">per</text:span><text:span text:style-name="T11"> </text:span><text:span text:style-name="T18">line</text:span></text:p>
      <text:p text:style-name="P52"><text:span text:style-name="T11"><text:s text:c="4"/></text:span><text:span text:style-name="T14">if</text:span><text:span text:style-name="T11"> </text:span><text:span text:style-name="T13">(</text:span><text:span text:style-name="T15">s</text:span><text:span text:style-name="T11"> </text:span><text:span text:style-name="T13">!=</text:span><text:span text:style-name="T11"> </text:span>NULL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strlen<text:span text:style-name="T13">(</text:span><text:span text:style-name="T15">s</text:span><text:span text:style-name="T13">);</text:span><text:span text:style-name="T11"> </text:span><text:span text:style-name="T15">i</text:span><text:span text:style-name="T13">++)</text:span></text:p>
      <text:p text:style-name="P52"><text:span text:style-name="T11"><text:s text:c="8"/></text:span><text:span text:style-name="T13">{</text:span></text:p>
      <text:p text:style-name="P52"><text:span text:style-name="T11"><text:s text:c="12"/></text:span>printf<text:span text:style-name="T13">(</text:span><text:span text:style-name="T12">"%c\n"</text:span><text:span text:style-name="T13">,</text:span><text:span text:style-name="T11"> </text:span><text:span text:style-name="T15">s</text:span><text:span text:style-name="T13">[</text:span><text:span text:style-name="T15">i</text:span><text:span text:style-name="T13">]);</text:span></text:p>
      <text:p text:style-name="P52"><text:span text:style-name="T11"><text:s text:c="8"/></text:span><text:span text:style-name="T13">}</text:span></text:p>
      <text:p text:style-name="P52"><text:span text:style-name="T11"><text:s text:c="4"/></text:span><text:span text:style-name="T13">}</text:span></text:p>
      <text:p text:style-name="P53">}</text:p>
      <text:p text:style-name="P27"/>
      <text:p text:style-name="P23"/>
      <text:p text:style-name="P23"><text:soft-page-break/><text:span text:style-name="T23">Percobaan 7: </text:span>string-2.c</text:p>
      <text:p text:style-name="P46"><text:span text:style-name="T10">#include</text:span><text:span text:style-name="T11"> </text:span><text:span text:style-name="T12">&lt;cs50.h&gt;</text:span></text:p>
      <text:p text:style-name="P52"><text:span text:style-name="T10">#include</text:span><text:span text:style-name="T11"> </text:span><text:span text:style-name="T12">&lt;stdio.h&gt;</text:span></text:p>
      <text:p text:style-name="P50"><text:span text:style-name="T10">#include</text:span><text:span text:style-name="T11"> </text:span><text:span text:style-name="T12">&lt;string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get</text:span><text:span text:style-name="T11"> </text:span><text:span text:style-name="T18">line</text:span><text:span text:style-name="T11"> </text:span><text:span text:style-name="T18">of</text:span><text:span text:style-name="T11"> </text:span><text:span text:style-name="T18">text</text:span></text:p>
      <text:p text:style-name="P50"><text:span text:style-name="T11"><text:s text:c="4"/></text:span>string<text:span text:style-name="T11"> </text:span><text:span text:style-name="T15">s</text:span><text:span text:style-name="T11"> </text:span><text:span text:style-name="T13">=</text:span><text:span text:style-name="T11"> </text:span>GetString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print</text:span><text:span text:style-name="T11"> </text:span><text:span text:style-name="T18">string,</text:span><text:span text:style-name="T11"> </text:span><text:span text:style-name="T18">one</text:span><text:span text:style-name="T11"> </text:span><text:span text:style-name="T18">character</text:span><text:span text:style-name="T11"> </text:span><text:span text:style-name="T18">per</text:span><text:span text:style-name="T11"> </text:span><text:span text:style-name="T18">line</text:span></text:p>
      <text:p text:style-name="P52"><text:span text:style-name="T11"><text:s text:c="4"/></text:span><text:span text:style-name="T14">if</text:span><text:span text:style-name="T11"> </text:span><text:span text:style-name="T13">(</text:span><text:span text:style-name="T15">s</text:span><text:span text:style-name="T11"> </text:span><text:span text:style-name="T13">!=</text:span><text:span text:style-name="T11"> </text:span>NULL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strlen<text:span text:style-name="T13">(</text:span><text:span text:style-name="T15">s</text:span><text:span text:style-name="T13">);</text:span><text:span text:style-name="T11"> </text:span><text:span text:style-name="T15">i</text:span><text:span text:style-name="T13">++)</text:span></text:p>
      <text:p text:style-name="P52"><text:span text:style-name="T11"><text:s text:c="8"/></text:span><text:span text:style-name="T13">{</text:span></text:p>
      <text:p text:style-name="P52"><text:span text:style-name="T11"><text:s text:c="12"/></text:span>printf<text:span text:style-name="T13">(</text:span><text:span text:style-name="T12">"%c\n"</text:span><text:span text:style-name="T13">,</text:span><text:span text:style-name="T11"> </text:span><text:span text:style-name="T15">s</text:span><text:span text:style-name="T13">[</text:span><text:span text:style-name="T15">i</text:span><text:span text:style-name="T13">]);</text:span></text:p>
      <text:p text:style-name="P52"><text:span text:style-name="T11"><text:s text:c="8"/></text:span><text:span text:style-name="T13">}</text:span></text:p>
      <text:p text:style-name="P52"><text:span text:style-name="T11"><text:s text:c="4"/></text:span><text:span text:style-name="T13">}</text:span></text:p>
      <text:p text:style-name="P53">}</text:p>
      <text:p text:style-name="P24"/>
      <text:p text:style-name="P24"><text:span text:style-name="T24">Percobaan 8: </text:span>ascii-0.c</text:p>
      <text:p text:style-name="P47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display</text:span><text:span text:style-name="T11"> </text:span><text:span text:style-name="T18">mapping</text:span><text:span text:style-name="T11"> </text:span><text:span text:style-name="T18">for</text:span><text:span text:style-name="T11"> </text:span><text:span text:style-name="T18">uppercase</text:span><text:span text:style-name="T11"> </text:span><text:span text:style-name="T18">letters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65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<text:span text:style-name="T12">65</text:span><text:span text:style-name="T11"> </text:span><text:span text:style-name="T13">+</text:span><text:span text:style-name="T11"> </text:span><text:span text:style-name="T12">26</text:span><text:span text:style-name="T13">;</text:span><text:span text:style-name="T11"> </text:span><text:span text:style-name="T15">i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%c:</text:span><text:span text:style-name="T11"> </text:span><text:span text:style-name="T12">%i\n"</text:span><text:span text:style-name="T13">,</text:span><text:span text:style-name="T11"> </text:span><text:span text:style-name="T13">(</text:span><text:span text:style-name="T14">char</text:span><text:span text:style-name="T13">)</text:span><text:span text:style-name="T11"> </text:span><text:span text:style-name="T15">i</text:span><text:span text:style-name="T13">,</text:span><text:span text:style-name="T11"> </text:span><text:span text:style-name="T15">i</text:span><text:span text:style-name="T13">);</text:span></text:p>
      <text:p text:style-name="P50"><text:span text:style-name="T11"><text:s text:c="4"/></text:span><text:span text:style-name="T13">}</text:span></text:p>
      <text:p text:style-name="P52"><text:span text:style-name="T11"><text:s text:c="4"/></text:span><text:span text:style-name="T18">//</text:span><text:span text:style-name="T11"> </text:span><text:span text:style-name="T18">separate</text:span><text:span text:style-name="T11"> </text:span><text:span text:style-name="T18">uppercase</text:span><text:span text:style-name="T11"> </text:span><text:span text:style-name="T18">from</text:span><text:span text:style-name="T11"> </text:span><text:span text:style-name="T18">lowercase</text:span></text:p>
      <text:p text:style-name="P50"><text:span text:style-name="T11"><text:s text:c="4"/></text:span>printf<text:span text:style-name="T13">(</text:span><text:span text:style-name="T12">"\n"</text:span><text:span text:style-name="T13">);</text:span></text:p>
      <text:p text:style-name="P52"><text:span text:style-name="T11"><text:s text:c="4"/></text:span><text:span text:style-name="T18">//</text:span><text:span text:style-name="T11"> </text:span><text:span text:style-name="T18">display</text:span><text:span text:style-name="T11"> </text:span><text:span text:style-name="T18">mapping</text:span><text:span text:style-name="T11"> </text:span><text:span text:style-name="T18">for</text:span><text:span text:style-name="T11"> </text:span><text:span text:style-name="T18">lowercase</text:span><text:span text:style-name="T11"> </text:span><text:span text:style-name="T18">letters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97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<text:span text:style-name="T12">97</text:span><text:span text:style-name="T11"> </text:span><text:span text:style-name="T13">+</text:span><text:span text:style-name="T11"> </text:span><text:span text:style-name="T12">26</text:span><text:span text:style-name="T13">;</text:span><text:span text:style-name="T11"> </text:span><text:span text:style-name="T15">i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%c:</text:span><text:span text:style-name="T11"> </text:span><text:span text:style-name="T12">%i\n"</text:span><text:span text:style-name="T13">,</text:span><text:span text:style-name="T11"> </text:span><text:span text:style-name="T13">(</text:span><text:span text:style-name="T14">char</text:span><text:span text:style-name="T13">)</text:span><text:span text:style-name="T11"> </text:span><text:span text:style-name="T15">i</text:span><text:span text:style-name="T13">,</text:span><text:span text:style-name="T11"> </text:span><text:span text:style-name="T15">i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28"/>
      <text:p text:style-name="P24"><text:span text:style-name="T25">Percobaan 9: </text:span>ascii-1.c</text:p>
      <text:p text:style-name="P47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display</text:span><text:span text:style-name="T11"> </text:span><text:span text:style-name="T18">mapping</text:span><text:span text:style-name="T11"> </text:span><text:span text:style-name="T18">for</text:span><text:span text:style-name="T11"> </text:span><text:span text:style-name="T18">uppercase</text:span><text:span text:style-name="T11"> </text:span><text:span text:style-name="T18">letters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char</text:span><text:span text:style-name="T11"> </text:span><text:span text:style-name="T15">c</text:span><text:span text:style-name="T11"> </text:span><text:span text:style-name="T13">=</text:span><text:span text:style-name="T11"> </text:span><text:span text:style-name="T12">'A'</text:span><text:span text:style-name="T13">;</text:span><text:span text:style-name="T11"> </text:span><text:span text:style-name="T15">c</text:span><text:span text:style-name="T11"> </text:span><text:span text:style-name="T13">&lt;=</text:span><text:span text:style-name="T11"> </text:span><text:span text:style-name="T12">'Z'</text:span><text:span text:style-name="T13">;</text:span><text:span text:style-name="T11"> </text:span><text:span text:style-name="T15">c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%c:</text:span><text:span text:style-name="T11"> </text:span><text:span text:style-name="T12">%i\n"</text:span><text:span text:style-name="T13">,</text:span><text:span text:style-name="T11"> </text:span><text:span text:style-name="T15">c</text:span><text:span text:style-name="T13">,</text:span><text:span text:style-name="T11"> </text:span><text:span text:style-name="T13">(</text:span><text:span text:style-name="T14">int</text:span><text:span text:style-name="T13">)</text:span><text:span text:style-name="T11"> </text:span><text:span text:style-name="T15">c</text:span><text:span text:style-name="T13">);</text:span></text:p>
      <text:p text:style-name="P50"><text:span text:style-name="T11"><text:s text:c="4"/></text:span><text:span text:style-name="T13">}</text:span></text:p>
      <text:p text:style-name="P52"><text:span text:style-name="T11"><text:s text:c="4"/></text:span><text:span text:style-name="T18">//</text:span><text:span text:style-name="T11"> </text:span><text:span text:style-name="T18">separate</text:span><text:span text:style-name="T11"> </text:span><text:span text:style-name="T18">uppercase</text:span><text:span text:style-name="T11"> </text:span><text:span text:style-name="T18">from</text:span><text:span text:style-name="T11"> </text:span><text:span text:style-name="T18">lowercase</text:span></text:p>
      <text:p text:style-name="P50"><text:span text:style-name="T11"><text:s text:c="4"/></text:span>printf<text:span text:style-name="T13">(</text:span><text:span text:style-name="T12">"\n"</text:span><text:span text:style-name="T13">);</text:span></text:p>
      <text:p text:style-name="P52"><text:soft-page-break/><text:span text:style-name="T11"><text:s text:c="4"/></text:span><text:span text:style-name="T18">//</text:span><text:span text:style-name="T11"> </text:span><text:span text:style-name="T18">display</text:span><text:span text:style-name="T11"> </text:span><text:span text:style-name="T18">mapping</text:span><text:span text:style-name="T11"> </text:span><text:span text:style-name="T18">for</text:span><text:span text:style-name="T11"> </text:span><text:span text:style-name="T18">lowercase</text:span><text:span text:style-name="T11"> </text:span><text:span text:style-name="T18">letters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char</text:span><text:span text:style-name="T11"> </text:span><text:span text:style-name="T15">c</text:span><text:span text:style-name="T11"> </text:span><text:span text:style-name="T13">=</text:span><text:span text:style-name="T11"> </text:span><text:span text:style-name="T12">'a'</text:span><text:span text:style-name="T13">;</text:span><text:span text:style-name="T11"> </text:span><text:span text:style-name="T15">c</text:span><text:span text:style-name="T11"> </text:span><text:span text:style-name="T13">&lt;=</text:span><text:span text:style-name="T11"> </text:span><text:span text:style-name="T12">'z'</text:span><text:span text:style-name="T13">;</text:span><text:span text:style-name="T11"> </text:span><text:span text:style-name="T15">c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%c:</text:span><text:span text:style-name="T11"> </text:span><text:span text:style-name="T12">%i\n"</text:span><text:span text:style-name="T13">,</text:span><text:span text:style-name="T11"> </text:span><text:span text:style-name="T15">c</text:span><text:span text:style-name="T13">,</text:span><text:span text:style-name="T11"> </text:span><text:span text:style-name="T13">(</text:span><text:span text:style-name="T14">int</text:span><text:span text:style-name="T13">)</text:span><text:span text:style-name="T11"> </text:span><text:span text:style-name="T15">c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28"/>
      <text:p text:style-name="P30">Tugas Praktikum:</text:p>
      <text:list xml:id="list4108169353839094043" text:style-name="L1">
        <text:list-item>
          <text:p text:style-name="P58">Buatlah program untuk konversi dari desimal ke biner dan jelaskan</text:p>
        </text:list-item>
        <text:list-item>
          <text:p text:style-name="P58">Buatlah program untuk merubah dari input huruf kecil menjadi output huruf besar beserta penjelasannya</text:p>
        </text:list-item>
        <text:list-item>
          <text:p text:style-name="P58">Buatlah program untuk merubah input huruf besar menjadi huruf kecil beserta penjelasannya.</text:p>
        </text:list-item>
      </text:list>
      <text:h text:style-name="P70" text:outline-level="1"><text:bookmark-start text:name="__RefHeading__238_350459392"/>Modul <text:span text:style-name="T7">2</text:span><text:bookmark-end text:name="__RefHeading__238_350459392"/></text:h>
      <text:p text:style-name="P15">If, if-else, for, while, do-while</text:p>
      <text:p text:style-name="P32">Tujuan:</text:p>
      <text:list xml:id="list1734097198340004955" text:style-name="L2">
        <text:list-item>
          <text:p text:style-name="P59">Mahasiswa mamahami penggunaan decision (if dan for) serta mampu mendemokan penggunaannya.</text:p>
        </text:list-item>
        <text:list-item>
          <text:p text:style-name="P60">Mahasiswa mampu menggunakan dan mendemokan penggunaan loop/perulangan</text:p>
        </text:list-item>
      </text:list>
      <text:p text:style-name="P33"/>
      <text:p text:style-name="P32">Percobaan</text:p>
      <text:p text:style-name="P34">Percobaan 1: cough-<text:span text:style-name="T26">0</text:span>.c</text:p>
      <text:p text:style-name="P49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cough</text:span><text:span text:style-name="T11"> </text:span><text:span text:style-name="T18">three</text:span><text:span text:style-name="T11"> </text:span><text:span text:style-name="T18">times</text:span></text:p>
      <text:p text:style-name="P52"><text:span text:style-name="T11"><text:s text:c="4"/></text:span>printf<text:span text:style-name="T13">(</text:span><text:span text:style-name="T12">"cough\n"</text:span><text:span text:style-name="T13">);</text:span></text:p>
      <text:p text:style-name="P52"><text:span text:style-name="T11"><text:s text:c="4"/></text:span>printf<text:span text:style-name="T13">(</text:span><text:span text:style-name="T12">"cough\n"</text:span><text:span text:style-name="T13">);</text:span></text:p>
      <text:p text:style-name="P52"><text:span text:style-name="T11"><text:s text:c="4"/></text:span>printf<text:span text:style-name="T13">(</text:span><text:span text:style-name="T12">"cough\n"</text:span><text:span text:style-name="T13">);</text:span></text:p>
      <text:p text:style-name="P53">}</text:p>
      <text:p text:style-name="P34"/>
      <text:p text:style-name="P34">Percobaan 2: cough-1.c</text:p>
      <text:p text:style-name="P49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cough</text:span><text:span text:style-name="T11"> </text:span><text:span text:style-name="T18">three</text:span><text:span text:style-name="T11"> </text:span><text:span text:style-name="T18">times</text:span>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</text:span><text:span text:style-name="T11"> </text:span><text:span text:style-name="T12">3</text:span><text:span text:style-name="T13">;</text:span><text:span text:style-name="T11"> </text:span><text:span text:style-name="T15">i</text:span><text:span text:style-name="T13">++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cough\n"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34"/>
      <text:p text:style-name="P34">Percobaan 3: <text:s/><text:span text:style-name="T27">buggy-0</text:span>.c</text:p>
      <text:p text:style-name="P49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=</text:span><text:span text:style-name="T11"> </text:span><text:span text:style-name="T12">10</text:span><text:span text:style-name="T13">;</text:span><text:span text:style-name="T11"> </text:span><text:span text:style-name="T15">i</text:span><text:span text:style-name="T13">++)</text:span></text:p>
      <text:p text:style-name="P52"><text:span text:style-name="T11"><text:s text:c="8"/></text:span>printf<text:span text:style-name="T13">(</text:span><text:span text:style-name="T12">"*"</text:span><text:span text:style-name="T13">);</text:span></text:p>
      <text:p text:style-name="P51">}</text:p>
      <text:p text:style-name="P34"/>
      <text:p text:style-name="P62">Percobaan 4: buggy-1.c</text:p>
      <text:p text:style-name="P74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oft-page-break/><text:span text:style-name="T11"><text:s text:c="4"/></text:span><text:span text:style-name="T14">for</text:span><text:span text:style-name="T11"> </text:span><text:span text:style-name="T13">(</text:span><text:span text:style-name="T14">int</text:span><text:span text:style-name="T11"> </text:span><text:span text:style-name="T15">i</text:span><text:span text:style-name="T11"> </text:span><text:span text:style-name="T13">=</text:span><text:span text:style-name="T11"> </text:span><text:span text:style-name="T12">0</text:span><text:span text:style-name="T13">;</text:span><text:span text:style-name="T11"> </text:span><text:span text:style-name="T15">i</text:span><text:span text:style-name="T11"> </text:span><text:span text:style-name="T13">&lt;=</text:span><text:span text:style-name="T11"> </text:span><text:span text:style-name="T12">10</text:span><text:span text:style-name="T13">;</text:span><text:span text:style-name="T11"> </text:span><text:span text:style-name="T15">i</text:span><text:span text:style-name="T13">++)</text:span></text:p>
      <text:p text:style-name="P52"><text:span text:style-name="T11"><text:s text:c="8"/></text:span>printf<text:span text:style-name="T13">(</text:span><text:span text:style-name="T12">"*"</text:span><text:span text:style-name="T13">);</text:span></text:p>
      <text:p text:style-name="P52"><text:span text:style-name="T11"><text:s text:c="8"/></text:span>printf<text:span text:style-name="T13">(</text:span><text:span text:style-name="T12">"\n"</text:span><text:span text:style-name="T13">);</text:span></text:p>
      <text:p text:style-name="P53">}</text:p>
      <text:p text:style-name="P62"/>
      <text:p text:style-name="P63">Percobaan 5: condition-0.c</text:p>
      <text:p text:style-name="P75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an</text:span><text:span text:style-name="T11"> </text:span><text:span text:style-name="T18">integer</text:span></text:p>
      <text:p text:style-name="P52"><text:span text:style-name="T11"><text:s text:c="4"/></text:span>printf<text:span text:style-name="T13">(</text:span><text:span text:style-name="T12">"I'd</text:span><text:span text:style-name="T11"> </text:span><text:span text:style-name="T12">like</text:span><text:span text:style-name="T11"> </text:span><text:span text:style-name="T12">an</text:span><text:span text:style-name="T11"> </text:span><text:span text:style-name="T12">integer</text:span><text:span text:style-name="T11"> </text:span><text:span text:style-name="T12">please:</text:span><text:span text:style-name="T11"> </text:span><text:span text:style-name="T12">"</text:span><text:span text:style-name="T13">);</text:span></text:p>
      <text:p text:style-name="P50"><text:span text:style-name="T11"><text:s text:c="4"/></text:span><text:span text:style-name="T14">int</text:span><text:span text:style-name="T11"> </text:span><text:span text:style-name="T15">n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analyze</text:span><text:span text:style-name="T11"> </text:span><text:span text:style-name="T18">user's</text:span><text:span text:style-name="T11"> </text:span><text:span text:style-name="T18">input</text:span><text:span text:style-name="T11"> </text:span><text:span text:style-name="T18">(somewhat</text:span><text:span text:style-name="T11"> </text:span><text:span text:style-name="T18">inaccurately)</text:span></text:p>
      <text:p text:style-name="P52"><text:span text:style-name="T11"><text:s text:c="4"/></text:span><text:span text:style-name="T14">if</text:span><text:span text:style-name="T11"> </text:span><text:span text:style-name="T13">(</text:span><text:span text:style-name="T15">n</text:span><text:span text:style-name="T11"> </text:span><text:span text:style-name="T13">&gt;</text:span><text:span text:style-name="T11"> </text:span><text:span text:style-name="T12">0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positive</text:span><text:span text:style-name="T11"> </text:span><text:span text:style-name="T12">number!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negative</text:span><text:span text:style-name="T11"> </text:span><text:span text:style-name="T12">number!\n"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63"/>
      <text:p text:style-name="P64">Percobaan 6: condition-1.c</text:p>
      <text:p text:style-name="P76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an</text:span><text:span text:style-name="T11"> </text:span><text:span text:style-name="T18">integer</text:span></text:p>
      <text:p text:style-name="P52"><text:span text:style-name="T11"><text:s text:c="4"/></text:span>printf<text:span text:style-name="T13">(</text:span><text:span text:style-name="T12">"I'd</text:span><text:span text:style-name="T11"> </text:span><text:span text:style-name="T12">like</text:span><text:span text:style-name="T11"> </text:span><text:span text:style-name="T12">an</text:span><text:span text:style-name="T11"> </text:span><text:span text:style-name="T12">integer</text:span><text:span text:style-name="T11"> </text:span><text:span text:style-name="T12">please:</text:span><text:span text:style-name="T11"> </text:span><text:span text:style-name="T12">"</text:span><text:span text:style-name="T13">);</text:span></text:p>
      <text:p text:style-name="P50"><text:span text:style-name="T11"><text:s text:c="4"/></text:span><text:span text:style-name="T14">int</text:span><text:span text:style-name="T11"> </text:span><text:span text:style-name="T15">n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analyze</text:span><text:span text:style-name="T11"> </text:span><text:span text:style-name="T18">user's</text:span><text:span text:style-name="T11"> </text:span><text:span text:style-name="T18">input</text:span></text:p>
      <text:p text:style-name="P52"><text:span text:style-name="T11"><text:s text:c="4"/></text:span><text:span text:style-name="T14">if</text:span><text:span text:style-name="T11"> </text:span><text:span text:style-name="T13">(</text:span><text:span text:style-name="T15">n</text:span><text:span text:style-name="T11"> </text:span><text:span text:style-name="T13">&gt;</text:span><text:span text:style-name="T11"> </text:span><text:span text:style-name="T12">0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positive</text:span><text:span text:style-name="T11"> </text:span><text:span text:style-name="T12">number!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text:span text:style-name="T11"> </text:span><text:span text:style-name="T14">if</text:span><text:span text:style-name="T11"> </text:span><text:span text:style-name="T13">(</text:span><text:span text:style-name="T15">n</text:span><text:span text:style-name="T11"> </text:span><text:span text:style-name="T13">==</text:span><text:span text:style-name="T11"> </text:span><text:span text:style-name="T12">0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zero!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negative</text:span><text:span text:style-name="T11"> </text:span><text:span text:style-name="T12">number!\n"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64"/>
      <text:p text:style-name="P64"/>
      <text:p text:style-name="P65"><text:soft-page-break/>Percobaan 7: nonswitch.c</text:p>
      <text:p text:style-name="P77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an</text:span><text:span text:style-name="T11"> </text:span><text:span text:style-name="T18">integer</text:span></text:p>
      <text:p text:style-name="P52"><text:span text:style-name="T11"><text:s text:c="4"/></text:span>printf<text:span text:style-name="T13">(</text:span><text:span text:style-name="T12">"Give</text:span><text:span text:style-name="T11"> </text:span><text:span text:style-name="T12">me</text:span><text:span text:style-name="T11"> </text:span><text:span text:style-name="T12">an</text:span><text:span text:style-name="T11"> </text:span><text:span text:style-name="T12">integer</text:span><text:span text:style-name="T11"> </text:span><text:span text:style-name="T12">between</text:span><text:span text:style-name="T11"> </text:span><text:span text:style-name="T12">1</text:span><text:span text:style-name="T11"> </text:span><text:span text:style-name="T12">and</text:span><text:span text:style-name="T11"> </text:span><text:span text:style-name="T12">10:</text:span><text:span text:style-name="T11"> </text:span><text:span text:style-name="T12">"</text:span><text:span text:style-name="T13">);</text:span></text:p>
      <text:p text:style-name="P50"><text:span text:style-name="T11"><text:s text:c="4"/></text:span><text:span text:style-name="T14">int</text:span><text:span text:style-name="T11"> </text:span><text:span text:style-name="T15">n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judge</text:span><text:span text:style-name="T11"> </text:span><text:span text:style-name="T18">user's</text:span><text:span text:style-name="T11"> </text:span><text:span text:style-name="T18">input</text:span></text:p>
      <text:p text:style-name="P52"><text:span text:style-name="T11"><text:s text:c="4"/></text:span><text:span text:style-name="T14">if</text:span><text:span text:style-name="T11"> </text:span><text:span text:style-name="T13">(</text:span><text:span text:style-name="T15">n</text:span><text:span text:style-name="T11"> </text:span><text:span text:style-name="T13">&gt;=</text:span><text:span text:style-name="T11"> </text:span><text:span text:style-name="T12">1</text:span><text:span text:style-name="T11"> </text:span><text:span text:style-name="T13">&amp;&amp;</text:span><text:span text:style-name="T11"> </text:span><text:span text:style-name="T15">n</text:span><text:span text:style-name="T11"> </text:span><text:span text:style-name="T13">&lt;=</text:span><text:span text:style-name="T11"> </text:span><text:span text:style-name="T12">3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small</text:span><text:span text:style-name="T11"> </text:span><text:span text:style-name="T12">number.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text:span text:style-name="T11"> </text:span><text:span text:style-name="T14">if</text:span><text:span text:style-name="T11"> </text:span><text:span text:style-name="T13">(</text:span><text:span text:style-name="T15">n</text:span><text:span text:style-name="T11"> </text:span><text:span text:style-name="T13">&gt;=</text:span><text:span text:style-name="T11"> </text:span><text:span text:style-name="T12">4</text:span><text:span text:style-name="T11"> </text:span><text:span text:style-name="T13">&amp;&amp;</text:span><text:span text:style-name="T11"> </text:span><text:span text:style-name="T15">n</text:span><text:span text:style-name="T11"> </text:span><text:span text:style-name="T13">&lt;=</text:span><text:span text:style-name="T11"> </text:span><text:span text:style-name="T12">6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medium</text:span><text:span text:style-name="T11"> </text:span><text:span text:style-name="T12">number.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text:span text:style-name="T11"> </text:span><text:span text:style-name="T14">if</text:span><text:span text:style-name="T11"> </text:span><text:span text:style-name="T13">(</text:span><text:span text:style-name="T15">n</text:span><text:span text:style-name="T11"> </text:span><text:span text:style-name="T13">&gt;=</text:span><text:span text:style-name="T11"> </text:span><text:span text:style-name="T12">7</text:span><text:span text:style-name="T11"> </text:span><text:span text:style-name="T13">&amp;&amp;</text:span><text:span text:style-name="T11"> </text:span><text:span text:style-name="T15">n</text:span><text:span text:style-name="T11"> </text:span><text:span text:style-name="T13">&lt;=</text:span><text:span text:style-name="T11"> </text:span><text:span text:style-name="T12">10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big</text:span><text:span text:style-name="T11"> </text:span><text:span text:style-name="T12">number.\n"</text:span><text:span text:style-name="T13">);</text:span></text:p>
      <text:p text:style-name="P52"><text:span text:style-name="T11"><text:s text:c="4"/></text:span><text:span text:style-name="T13">}</text:span></text:p>
      <text:p text:style-name="P52"><text:span text:style-name="T11"><text:s text:c="4"/></text:span><text:span text:style-name="T14">else</text:span><text:span text:style-name="T11"> 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n</text:span><text:span text:style-name="T11"> </text:span><text:span text:style-name="T12">invalid</text:span><text:span text:style-name="T11"> </text:span><text:span text:style-name="T12">number.\n"</text:span><text:span text:style-name="T13">);</text:span></text:p>
      <text:p text:style-name="P52"><text:span text:style-name="T11"><text:s text:c="4"/></text:span><text:span text:style-name="T13">}</text:span></text:p>
      <text:p text:style-name="P53">}</text:p>
      <text:p text:style-name="P65"/>
      <text:p text:style-name="P66">Percobaan 8: switch.c</text:p>
      <text:p text:style-name="P78"><text:span text:style-name="T10">#include</text:span><text:span text:style-name="T11"> </text:span><text:span text:style-name="T12">&lt;cs50.h&gt;</text:span></text:p>
      <text:p text:style-name="P50"><text:span text:style-name="T10">#include</text:span><text:span text:style-name="T11"> </text:span><text:span text:style-name="T12">&lt;stdio.h&gt;</text:span></text:p>
      <text:p text:style-name="P52"><text:span text:style-name="T14">int</text:span><text:span text:style-name="T11"> </text:span><text:span text:style-name="T15">main</text:span><text:span text:style-name="T13">(</text:span><text:span text:style-name="T14">void</text:span><text:span text:style-name="T13">)</text:span></text:p>
      <text:p text:style-name="P53">{</text:p>
      <text:p text:style-name="P52"><text:span text:style-name="T11"><text:s text:c="4"/></text:span><text:span text:style-name="T18">//</text:span><text:span text:style-name="T11"> </text:span><text:span text:style-name="T18">ask</text:span><text:span text:style-name="T11"> </text:span><text:span text:style-name="T18">user</text:span><text:span text:style-name="T11"> </text:span><text:span text:style-name="T18">for</text:span><text:span text:style-name="T11"> </text:span><text:span text:style-name="T18">an</text:span><text:span text:style-name="T11"> </text:span><text:span text:style-name="T18">integer</text:span><text:span text:style-name="T11"> </text:span></text:p>
      <text:p text:style-name="P52"><text:span text:style-name="T11"><text:s text:c="4"/></text:span>printf<text:span text:style-name="T13">(</text:span><text:span text:style-name="T12">"Give</text:span><text:span text:style-name="T11"> </text:span><text:span text:style-name="T12">me</text:span><text:span text:style-name="T11"> </text:span><text:span text:style-name="T12">an</text:span><text:span text:style-name="T11"> </text:span><text:span text:style-name="T12">integer</text:span><text:span text:style-name="T11"> </text:span><text:span text:style-name="T12">between</text:span><text:span text:style-name="T11"> </text:span><text:span text:style-name="T12">1</text:span><text:span text:style-name="T11"> </text:span><text:span text:style-name="T12">and</text:span><text:span text:style-name="T11"> </text:span><text:span text:style-name="T12">10:</text:span><text:span text:style-name="T11"> </text:span><text:span text:style-name="T12">"</text:span><text:span text:style-name="T13">);</text:span></text:p>
      <text:p text:style-name="P50"><text:span text:style-name="T11"><text:s text:c="4"/></text:span><text:span text:style-name="T14">int</text:span><text:span text:style-name="T11"> </text:span><text:span text:style-name="T15">n</text:span><text:span text:style-name="T11"> </text:span><text:span text:style-name="T13">=</text:span><text:span text:style-name="T11"> </text:span>GetInt<text:span text:style-name="T13">();</text:span></text:p>
      <text:p text:style-name="P52"><text:span text:style-name="T11"><text:s text:c="4"/></text:span><text:span text:style-name="T18">//</text:span><text:span text:style-name="T11"> </text:span><text:span text:style-name="T18">judge</text:span><text:span text:style-name="T11"> </text:span><text:span text:style-name="T18">user's</text:span><text:span text:style-name="T11"> </text:span><text:span text:style-name="T18">input</text:span></text:p>
      <text:p text:style-name="P52"><text:span text:style-name="T11"><text:s text:c="4"/></text:span><text:span text:style-name="T14">switch</text:span><text:span text:style-name="T11"> </text:span><text:span text:style-name="T13">(</text:span><text:span text:style-name="T15">n</text:span><text:span text:style-name="T13">)</text:span></text:p>
      <text:p text:style-name="P52"><text:span text:style-name="T11"><text:s text:c="4"/></text:span><text:span text:style-name="T13">{</text:span></text:p>
      <text:p text:style-name="P52"><text:span text:style-name="T11"><text:s text:c="8"/></text:span><text:span text:style-name="T14">case</text:span><text:span text:style-name="T11"> </text:span><text:span text:style-name="T12">1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2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3</text:span><text:span text:style-name="T13">:</text:span></text:p>
      <text:p text:style-name="P52"><text:span text:style-name="T11"><text:s text:c="12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small</text:span><text:span text:style-name="T11"> </text:span><text:span text:style-name="T12">number.\n"</text:span><text:span text:style-name="T13">);</text:span></text:p>
      <text:p text:style-name="P50"><text:span text:style-name="T11"><text:s text:c="12"/></text:span><text:span text:style-name="T14">break</text:span><text:span text:style-name="T13">;</text:span></text:p>
      <text:p text:style-name="P52"><text:span text:style-name="T11"><text:s text:c="8"/></text:span><text:span text:style-name="T14">case</text:span><text:span text:style-name="T11"> </text:span><text:span text:style-name="T12">4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5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6</text:span><text:span text:style-name="T13">:</text:span></text:p>
      <text:p text:style-name="P52"><text:span text:style-name="T11"><text:s text:c="12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medium</text:span><text:span text:style-name="T11"> </text:span><text:span text:style-name="T12">number.\n"</text:span><text:span text:style-name="T13">);</text:span></text:p>
      <text:p text:style-name="P50"><text:span text:style-name="T11"><text:s text:c="12"/></text:span><text:span text:style-name="T14">break</text:span><text:span text:style-name="T13">;</text:span></text:p>
      <text:p text:style-name="P52"><text:span text:style-name="T11"><text:s text:c="8"/></text:span><text:span text:style-name="T14">case</text:span><text:span text:style-name="T11"> </text:span><text:span text:style-name="T12">7</text:span><text:span text:style-name="T13">:</text:span></text:p>
      <text:p text:style-name="P52"><text:soft-page-break/><text:span text:style-name="T11"><text:s text:c="8"/></text:span><text:span text:style-name="T14">case</text:span><text:span text:style-name="T11"> </text:span><text:span text:style-name="T12">8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9</text:span><text:span text:style-name="T13">:</text:span></text:p>
      <text:p text:style-name="P52"><text:span text:style-name="T11"><text:s text:c="8"/></text:span><text:span text:style-name="T14">case</text:span><text:span text:style-name="T11"> </text:span><text:span text:style-name="T12">10</text:span><text:span text:style-name="T13">:</text:span></text:p>
      <text:p text:style-name="P52"><text:span text:style-name="T11"><text:s text:c="12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</text:span><text:span text:style-name="T11"> </text:span><text:span text:style-name="T12">big</text:span><text:span text:style-name="T11"> </text:span><text:span text:style-name="T12">number.\n"</text:span><text:span text:style-name="T13">);</text:span></text:p>
      <text:p text:style-name="P50"><text:span text:style-name="T11"><text:s text:c="12"/></text:span><text:span text:style-name="T14">break</text:span><text:span text:style-name="T13">;</text:span></text:p>
      <text:p text:style-name="P52"><text:span text:style-name="T11"><text:s text:c="8"/></text:span><text:span text:style-name="T14">default</text:span><text:span text:style-name="T13">:</text:span></text:p>
      <text:p text:style-name="P52"><text:span text:style-name="T11"><text:s text:c="11"/></text:span>printf<text:span text:style-name="T13">(</text:span><text:span text:style-name="T12">"You</text:span><text:span text:style-name="T11"> </text:span><text:span text:style-name="T12">picked</text:span><text:span text:style-name="T11"> </text:span><text:span text:style-name="T12">an</text:span><text:span text:style-name="T11"> </text:span><text:span text:style-name="T12">invalid</text:span><text:span text:style-name="T11"> </text:span><text:span text:style-name="T12">number.\n"</text:span><text:span text:style-name="T13">);</text:span></text:p>
      <text:p text:style-name="P52"><text:span text:style-name="T11"><text:s text:c="11"/></text:span><text:span text:style-name="T14">break</text:span><text:span text:style-name="T13">;</text:span></text:p>
      <text:p text:style-name="P52"><text:span text:style-name="T11"><text:s text:c="4"/></text:span><text:span text:style-name="T13">}</text:span></text:p>
      <text:p text:style-name="P53">}</text:p>
      <text:p text:style-name="P66"/>
      <text:p text:style-name="P32">Tugas Praktikum</text:p>
      <text:p text:style-name="P32"/>
      <text:h text:style-name="P71" text:outline-level="1">Modul <text:span text:style-name="T7">3</text:span></text:h>
      <text:p text:style-name="P16">Logika dan Aplikasi</text:p>
      <text:p text:style-name="Text_20_body"/>
      <text:p text:style-name="P10"/>
      <text:h text:style-name="P67" text:outline-level="1"><text:bookmark-start text:name="__RefHeading__240_350459392"/>Modul <text:span text:style-name="T4">4</text:span><text:bookmark-end text:name="__RefHeading__240_350459392"/></text:h>
      <text:p text:style-name="Text_20_body">Fungsi, Fungsi Mengembalikan Nilai, Fungsi Tidak Mengembalikan Nilai</text:p>
      <text:h text:style-name="P67" text:outline-level="1"><text:bookmark-start text:name="__RefHeading__242_350459392"/>Modul <text:span text:style-name="T5">5</text:span><text:bookmark-end text:name="__RefHeading__242_350459392"/></text:h>
      <text:p text:style-name="Text_20_body">Fungsi Rekursif, Passing Paramater: Pass by Value, Pass by Reference</text:p>
      <text:p text:style-name="P11"/>
      <text:h text:style-name="P67" text:outline-level="1"><text:bookmark-start text:name="__RefHeading__244_350459392"/>Modul <text:span text:style-name="T6">6</text:span><text:bookmark-end text:name="__RefHeading__244_350459392"/></text:h>
      <text:p text:style-name="P12">Pointer, Array</text:p>
      <text:h text:style-name="P72" text:outline-level="1"><text:bookmark-start text:name="__RefHeading__246_350459392"/>Modul 7<text:bookmark-end text:name="__RefHeading__246_350459392"/></text:h>
      <text:p text:style-name="P14">dsfsadf</text:p>
      <text:p text:style-name="Text_20_body"><text:bookmark-start text:name="__RefHeading__248_350459392"/>Struct, Linked List, Aplikasi 2<text:bookmark-end text:name="__RefHeading__248_350459392"/></text:p>
      <text:h text:style-name="P67" text:outline-level="1"><text:bookmark-start text:name="__RefHeading__250_350459392"/>Modul 8<text:bookmark-end text:name="__RefHeading__250_350459392"/></text:h>
      <text:p text:style-name="P35">Final Project</text:p>
      <text:p text:style-name="P38">List source code 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Modul 0</text:p>
          </table:table-cell>
          <table:table-cell table:style-name="Table1.A1" office:value-type="string">
            <text:p text:style-name="P55">Hello-0.c</text:p>
          </table:table-cell>
          <table:table-cell table:style-name="Table1.A1" office:value-type="string">
            <text:p text:style-name="P55">Hello-1.c</text:p>
          </table:table-cell>
          <table:table-cell table:style-name="Table1.A1" office:value-type="string">
            <text:p text:style-name="P55">Hello-2.c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Modul 1</text:p>
          </table:table-cell>
          <table:table-cell table:style-name="Table1.A2" office:value-type="string">
            <text:p text:style-name="P83">Adder.c</text:p>
          </table:table-cell>
          <table:table-cell table:style-name="Table1.A2" office:value-type="string">
            <text:p text:style-name="P83">Ascii-0.c</text:p>
          </table:table-cell>
          <table:table-cell table:style-name="Table1.A2" office:value-type="string">
            <text:p text:style-name="P83">Ascii-1.c</text:p>
          </table:table-cell>
          <table:table-cell table:style-name="Table1.E2" office:value-type="string">
            <text:p text:style-name="P83">F2c.c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3">Imprecision.c</text:p>
          </table:table-cell>
          <table:table-cell table:style-name="Table1.A2" office:value-type="string">
            <text:p text:style-name="P83">String-0.c</text:p>
          </table:table-cell>
          <table:table-cell table:style-name="Table1.A2" office:value-type="string">
            <text:p text:style-name="P83">String-1.c</text:p>
          </table:table-cell>
          <table:table-cell table:style-name="Table1.E2" office:value-type="string">
            <text:p text:style-name="P83">String-2.c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3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3">Modul 2</text:p>
          </table:table-cell>
          <table:table-cell table:style-name="Table1.A2" office:value-type="string">
            <text:p text:style-name="P84">Buggy-0.c</text:p>
          </table:table-cell>
          <table:table-cell table:style-name="Table1.A2" office:value-type="string">
            <text:p text:style-name="P84">Buggy-1.c</text:p>
          </table:table-cell>
          <table:table-cell table:style-name="Table1.A2" office:value-type="string">
            <text:p text:style-name="P84">Conditions-0.c</text:p>
          </table:table-cell>
          <table:table-cell table:style-name="Table1.E2" office:value-type="string">
            <text:p text:style-name="P84">Conditions-1.c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4">Cough-0.c</text:p>
          </table:table-cell>
          <table:table-cell table:style-name="Table1.A2" office:value-type="string">
            <text:p text:style-name="P84">Cought-1.c</text:p>
          </table:table-cell>
          <table:table-cell table:style-name="Table1.A2" office:value-type="string">
            <text:p text:style-name="P84">Nonswitch.c</text:p>
          </table:table-cell>
          <table:table-cell table:style-name="Table1.E2" office:value-type="string">
            <text:p text:style-name="P84">Switch.c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09T20:40:03.810746114</dc:date>
    <meta:editing-duration>PT2H31M27S</meta:editing-duration>
    <meta:editing-cycles>86</meta:editing-cycles>
    <meta:generator>LibreOffice/4.2.8.2$Linux_X86_64 LibreOffice_project/420m0$Build-2</meta:generator>
    <dc:creator>bagustris </dc:creator>
    <meta:document-statistic meta:table-count="1" meta:image-count="0" meta:object-count="0" meta:page-count="19" meta:paragraph-count="352" meta:word-count="1058" meta:character-count="6922" meta:non-whitespace-character-count="5303"/>
  </office:meta>
</office:document-meta>
</file>